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12299*"/>
    </style:style>
    <style:style style:name="Tabelle1.B" style:family="table-column">
      <style:table-column-properties style:column-width="3.122cm" style:rel-column-width="10830*"/>
    </style:style>
    <style:style style:name="Tabelle1.C" style:family="table-column">
      <style:table-column-properties style:column-width="12.224cm" style:rel-column-width="42406*"/>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Table_20_Contents">
      <style:paragraph-properties fo:text-align="start" style:justify-single-word="false" fo:background-color="#e6e6e6">
        <style:background-image/>
      </style:paragraph-properties>
      <style:text-properties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5"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7"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8"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Courier New" fo:font-size="12pt" style:font-size-asian="12pt" style:font-size-complex="12pt"/>
    </style:style>
    <style:style style:name="P10"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12" style:family="paragraph" style:parent-style-name="Standard">
      <style:paragraph-properties fo:text-align="start" style:justify-single-word="false" fo:background-color="#e6e6e6">
        <style:background-image/>
      </style:paragraph-properties>
      <style:text-properties style:font-name="Courier New"/>
    </style:style>
    <style:style style:name="P13"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14"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15"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fo:background-color="#e6e6e6">
        <style:background-image/>
      </style:paragraph-properties>
      <style:text-properties style:font-name="Courier New"/>
    </style:style>
    <style:style style:name="P17"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18"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T1" style:family="text">
      <style:text-properties fo:color="#0000ff"/>
    </style:style>
    <style:style style:name="T2" style:family="text">
      <style:text-properties style:use-window-font-color="true"/>
    </style:style>
    <style:style style:name="T3" style:family="text">
      <style:text-properties style:font-name="Courier New" fo:font-size="12pt" style:font-size-asian="12pt" style:font-size-complex="12pt"/>
    </style:style>
    <style:style style:name="T4"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Structure of a DWDL process</text:p>
      <text:p text:style-name="P6"/>
      <text:p text:style-name="P6">1. Basic Structure</text:p>
      <text:p text:style-name="P2">&lt;workflow name=“<text:span text:style-name="T1">NCName</text:span>“ id=“<text:span text:style-name="T1">ID</text:span>“&gt;</text:p>
      <text:p text:style-name="P2"/>
      <text:p text:style-name="P2"><text:s text:c="2"/>&lt;description&gt; ?</text:p>
      <text:p text:style-name="P2"><text:s text:c="4"/><text:span text:style-name="T1">any content</text:span></text:p>
      <text:p text:style-name="P2"><text:s text:c="2"/>&lt;/description&gt;</text:p>
      <text:p text:style-name="P2"/>
      <text:p text:style-name="P2"><text:s text:c="2"/>&lt;variables&gt; ?</text:p>
      <text:p text:style-name="P2"><text:s text:c="4"/>&lt;variable name=“<text:span text:style-name="T1">DWDLVariableName</text:span>“ </text:p>
      <text:p text:style-name="P2"><text:s text:c="5"/>type=“<text:span text:style-name="T1">DWDLVariableType</text:span>“</text:p>
      <text:p text:style-name="P2"><text:s text:c="5"/>configurationVarialbe=“<text:span text:style-name="T1">yes|no</text:span>“&gt;</text:p>
      <text:p text:style-name="P2"><text:s text:c="6"/>&lt;initialValue&gt;</text:p>
      <text:p text:style-name="P2"><text:s text:c="8"/><text:span text:style-name="T1">any Literal</text:span></text:p>
      <text:p text:style-name="P2"><text:s text:c="6"/>&lt;/initialValue&gt;</text:p>
      <text:p text:style-name="P2"><text:s text:c="4"/>&lt;/variable&gt;</text:p>
      <text:p text:style-name="P2"><text:s text:c="4"/>&lt;variable name=“<text:span text:style-name="T1">DWDLVarialbeName</text:span>“</text:p>
      <text:p text:style-name="P2"><text:s text:c="5"/>type=“<text:span text:style-name="T1">DWDLVariableType</text:span>“</text:p>
      <text:p text:style-name="P2"><text:s text:c="5"/>configurationVarialbe=“<text:span text:style-name="T1">yes|no</text:span>“&gt;</text:p>
      <text:p text:style-name="P2"><text:s text:c="6"/>&lt;intialValues&gt;</text:p>
      <text:p text:style-name="P2"><text:s text:c="8"/>&lt;initialValue&gt; +</text:p>
      <text:p text:style-name="P2"><text:s text:c="10"/><text:span text:style-name="T1">any Literal</text:span></text:p>
      <text:p text:style-name="P2"><text:s text:c="8"/>&lt;initalValue&gt;</text:p>
      <text:p text:style-name="P2"><text:s text:c="6"/>&lt;intialValues&gt;</text:p>
      <text:p text:style-name="P2"><text:s text:c="4"/>&lt;/variable&gt;</text:p>
      <text:p text:style-name="P2"><text:s text:c="4"/>&lt;variable name=“<text:span text:style-name="T1">DWDLVariableName</text:span>“ </text:p>
      <text:p text:style-name="P2"><text:s text:c="5"/>type=“<text:span text:style-name="T1">anyType</text:span>“</text:p>
      <text:p text:style-name="P2"><text:s text:c="5"/>configurationVarialbe=“<text:span text:style-name="T1">yes|no</text:span>“&gt;</text:p>
      <text:p text:style-name="P2"><text:s text:c="6"/>&lt;initialValue&gt;</text:p>
      <text:p text:style-name="P2"><text:s text:c="8"/><text:span text:style-name="T1">any Content</text:span></text:p>
      <text:p text:style-name="P2"><text:s text:c="6"/>&lt;/initialValue&gt;</text:p>
      <text:p text:style-name="P2"><text:s text:c="4"/>&lt;/variable&gt;</text:p>
      <text:p text:style-name="P2"><text:s text:c="2"/>&lt;/variables&gt;</text:p>
      <text:p text:style-name="P2"/>
      <text:p text:style-name="P2"><text:s text:c="2"/>&lt;roles&gt; ?</text:p>
      <text:p text:style-name="P2"><text:s text:c="4"/>&lt;role name=“<text:span text:style-name="T1">NCName</text:span>“&gt; ?</text:p>
      <text:p text:style-name="P2"><text:s text:c="6"/>&lt;actor userid=“<text:span text:style-name="T1">ID</text:span>“&gt; +</text:p>
      <text:p text:style-name="P2"><text:s text:c="4"/>&lt;/role&gt;</text:p>
      <text:p text:style-name="P2"><text:s text:c="4"/>&lt;actor name=“<text:span text:style-name="T1">NCName</text:span>“ userid=“<text:span text:style-name="T1">ID</text:span>“ /&gt; *</text:p>
      <text:p text:style-name="P2"><text:s text:c="2"/>&lt;/role&gt;</text:p>
      <text:p text:style-name="P2"/>
      <text:p text:style-name="P2"><text:s text:c="2"/>&lt;faultHandler&gt; ?</text:p>
      <text:p text:style-name="P2"><text:s text:c="4"/>&lt;faultMessage&gt;</text:p>
      <text:p text:style-name="P2"><text:s text:c="6"/><text:span text:style-name="T1">any content</text:span></text:p>
      <text:p text:style-name="P2"><text:s text:c="4"/>&lt;/faultMessage&gt;</text:p>
      <text:p text:style-name="P2"><text:s text:c="4"/>&lt;informant&gt; +</text:p>
      <text:p text:style-name="P2"><text:s text:c="6"/>&lt;name&gt;“<text:span text:style-name="T1">NCName</text:span><text:span text:style-name="T2">|</text:span><text:span text:style-name="T1">$DWDLVariableName</text:span>“&lt;/name&gt;</text:p>
      <text:p text:style-name="P2"><text:s text:c="6"/>&lt;email&gt;“<text:span text:style-name="T1">NCName</text:span><text:span text:style-name="T2">|</text:span><text:span text:style-name="T1">$DWDLVarialbeName</text:span>“&lt;/email&gt; ?</text:p>
      <text:p text:style-name="P2"><text:s text:c="4"/>&lt;/informant&gt;</text:p>
      <text:p text:style-name="P2"><text:s text:c="2"/>&lt;/faultHandler&gt; </text:p>
      <text:p text:style-name="P2"><text:soft-page-break/></text:p>
      <text:p text:style-name="P2"><text:s text:c="2"/>&lt;nodes&gt; ?</text:p>
      <text:p text:style-name="P2"/>
      <text:p text:style-name="P2"><text:s text:c="4"/>&lt;start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sources&gt;</text:p>
      <text:p text:style-name="P2"><text:s text:c="8"/>&lt;source arcId=“<text:span text:style-name="T1">IDREF</text:span>“/&gt; +</text:p>
      <text:p text:style-name="P2"><text:s text:c="6"/>&lt;/sources&gt;</text:p>
      <text:p text:style-name="P2"><text:s text:c="4"/>&lt;/startNode&gt;</text:p>
      <text:p text:style-name="P2"/>
      <text:p text:style-name="P2"><text:s text:c="4"/>&lt;end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notification&gt;</text:p>
      <text:p text:style-name="P2"><text:s text:c="8"/>&lt;informant&gt; +</text:p>
      <text:p text:style-name="P2"><text:s text:c="10"/>&lt;name&gt;“<text:span text:style-name="T1">NCName</text:span><text:span text:style-name="T2">|</text:span><text:span text:style-name="T1">$DWDLVariableName</text:span>“&lt;/name&gt;</text:p>
      <text:p text:style-name="P2"><text:s text:c="10"/>&lt;email&gt;“<text:span text:style-name="T1">NCName</text:span><text:span text:style-name="T2">|</text:span><text:span text:style-name="T1">$DWDLVarialbeName</text:span>“&lt;/email&gt; ?</text:p>
      <text:p text:style-name="P2"><text:s text:c="8"/>&lt;/informant&gt;</text:p>
      <text:p text:style-name="P2"><text:s text:c="6"/>&lt;/notification&gt;</text:p>
      <text:p text:style-name="P2"><text:s text:c="4"/>&lt;/endNode&gt;</text:p>
      <text:p text:style-name="P2"/>
      <text:p text:style-name="P2"><text:s text:c="4"/>&lt;flow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nodes&gt;...&lt;/nodes&gt;</text:p>
      <text:p text:style-name="P2"><text:s text:c="6"/>&lt;arcs&gt;...&lt;/arcs&gt;</text:p>
      <text:p text:style-name="P2"><text:s text:c="4"/>&lt;/flowNode&gt;</text:p>
      <text:p text:style-name="P2"><text:s text:c="3"/></text:p>
      <text:p text:style-name="P2"><text:s text:c="4"/>&lt;ifNode name=“<text:span text:style-name="T1">NCName</text:span>“ id=“<text:span text:style-name="T1">ID</text:span>“&gt;</text:p>
      <text:p text:style-name="P1"><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oft-page-break/><text:s text:c="8"/>&lt;source arcId=“<text:span text:style-name="T1">IDREF</text:span>“/&gt; +</text:p>
      <text:p text:style-name="P2"><text:s text:c="6"/>&lt;/sources&gt;</text:p>
      <text:p text:style-name="P2"><text:s text:c="6"/>&lt;condition order=“<text:span text:style-name="T1">DWDLVariableType</text:span>“&gt;</text:p>
      <text:p text:style-name="P2"><text:s text:c="8"/>&lt;left-operand&gt;<text:span text:style-name="T1">left-spec</text:span>&lt;/left-operand&gt; ?</text:p>
      <text:p text:style-name="P2"><text:s text:c="8"/>&lt;operator&gt;<text:span text:style-name="T1">op-spec</text:span>&lt;/operator&gt; ?</text:p>
      <text:p text:style-name="P2"><text:s text:c="8"/>&lt;right-operand&gt;<text:span text:style-name="T1">right-spec</text:span>&lt;/right-operand&gt; ?</text:p>
      <text:p text:style-name="P2"><text:s text:c="8"/>&lt;nodes&gt;...&lt;/nodes&gt;</text:p>
      <text:p text:style-name="P2"><text:s text:c="8"/>&lt;arcs&gt;...&lt;/arcs&gt;</text:p>
      <text:p text:style-name="P2"><text:s text:c="6"/>&lt;/condtion&gt; +</text:p>
      <text:p text:style-name="P2"><text:s text:c="4"/>&lt;/ifNode&gt;</text:p>
      <text:p text:style-name="P2"><text:s text:c="4"/></text:p>
      <text:p text:style-name="P2"><text:s text:c="4"/>&lt;forEachNode name=“<text:span text:style-name="T1">NCName</text:span>“ id=“<text:span text:style-name="T1">ID</text:span>“</text:p>
      <text:p text:style-name="P2"><text:s text:c="5"/>counterName=“<text:span text:style-name="T1">DWDLVariableName</text:span>“</text:p>
      <text:p text:style-name="P2"><text:s text:c="5"/>parallel=<text:span text:style-name="T1">“yes|no“</text:span><text:span text:style-name="T2">&gt;</text:span></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
      <text:p text:style-name="P2"/>
      <text:p text:style-name="P2"><text:s text:c="6"/>&lt;startCounterValue&gt;</text:p>
      <text:p text:style-name="P2"><text:s text:c="8"/><text:span text:style-name="T1">start-spec</text:span></text:p>
      <text:p text:style-name="P2"><text:span text:style-name="T1"><text:s text:c="6"/></text:span><text:span text:style-name="T2">&lt;/startCounterValue&gt;</text:span></text:p>
      <text:p text:style-name="P2"><text:span text:style-name="T2"><text:s text:c="6"/>&lt;</text:span>finalCounterValue&gt;</text:p>
      <text:p text:style-name="P2"><text:s text:c="8"/><text:span text:style-name="T1">final-spec</text:span></text:p>
      <text:p text:style-name="P2"><text:span text:style-name="T2"><text:s text:c="6"/>&lt;/</text:span>finalCounterValue&gt;</text:p>
      <text:p text:style-name="P2"><text:s text:c="6"/>&lt;completionCondition&gt;</text:p>
      <text:p text:style-name="P2"><text:s text:c="8"/><text:span text:style-name="T1">comp-spec</text:span></text:p>
      <text:p text:style-name="P2"><text:s text:c="6"/>&lt;/completionCondition&gt;</text:p>
      <text:p text:style-name="P2"><text:s text:c="6"/>&lt;nodes&gt;...&lt;/nodes&gt;</text:p>
      <text:p text:style-name="P2"><text:s text:c="6"/>&lt;arcs&gt;...&lt;/arcs&gt;</text:p>
      <text:p text:style-name="P2"><text:s text:c="4"/>&lt;/forEachNode&gt;</text:p>
      <text:p text:style-name="P2"/>
      <text:p text:style-name="P2"><text:s text:c="4"/>&lt;invokeNode name=“<text:span text:style-name="T1">NCName</text:span>“ id=“<text:span text:style-name="T1">ID</text:span>“</text:p>
      <text:p text:style-name="P2"><text:s text:c="5"/>activity=“<text:span text:style-name="T1">NCName</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inputVariable </text:p>
      <text:p text:style-name="P2"><text:s text:c="7"/>name=“<text:span text:style-name="T1">DWDLVariableName“</text:span></text:p>
      <text:p text:style-name="P2"><text:soft-page-break/><text:s text:c="7"/>targetProperty=“<text:span text:style-name="T1">NCName</text:span>“ /&gt;<text:span text:style-name="T1"> </text:span><text:span text:style-name="T4">+</text:span></text:p>
      <text:p text:style-name="P2"><text:s text:c="6"/>&lt;outputVariable</text:p>
      <text:p text:style-name="P2"><text:s text:c="7"/>name=“<text:span text:style-name="T1">DWDLVariableName“</text:span></text:p>
      <text:p text:style-name="P2"><text:span text:style-name="T1"><text:s text:c="7"/></text:span><text:span text:style-name="T4">sourceProperty=“</text:span><text:span text:style-name="T1">NCName</text:span><text:span text:style-name="T4">“ /&gt;</text:span><text:span text:style-name="T2"> *</text:span></text:p>
      <text:p text:style-name="P4"><text:s text:c="7"/>&lt;any&gt; … &lt;/any&gt;</text:p>
      <text:p text:style-name="P2"><text:s text:c="4"/>&lt;/invokeNode&gt;</text:p>
      <text:p text:style-name="P2"><text:s/></text:p>
      <text:p text:style-name="P2"><text:s text:c="2"/>&lt;/nodes&gt;</text:p>
      <text:p text:style-name="P2"/>
      <text:p text:style-name="P2"><text:s text:c="2"/>&lt;arcs&gt; ?</text:p>
      <text:p text:style-name="P2"><text:s text:c="4"/>&lt;arc name=“<text:span text:style-name="T1">NCName</text:span>“ id=“<text:span text:style-name="T1">ID</text:span>“</text:p>
      <text:p text:style-name="P2"><text:s text:c="5"/>sourceNode=“<text:span text:style-name="T1">IDREF</text:span>“</text:p>
      <text:p text:style-name="P2"><text:s text:c="5"/>targetNode=“<text:span text:style-name="T1">IDREF</text:span>“ /&gt; +</text:p>
      <text:p text:style-name="P2"><text:s text:c="2"/>&lt;/arcs&gt;</text:p>
      <text:p text:style-name="P7"/>
      <text:p text:style-name="P7"/>
      <text:p text:style-name="P6">2. Variables typ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10">Simple types</text:p>
          </table:table-cell>
          <table:covered-table-cell/>
          <table:covered-table-cell/>
        </table:table-row>
        <table:table-row>
          <table:table-cell table:style-name="Tabelle1.A2" office:value-type="string">
            <text:p text:style-name="P9">Datatype</text:p>
          </table:table-cell>
          <table:table-cell table:style-name="Tabelle1.B2" office:value-type="string">
            <text:p text:style-name="P9">DWDL type</text:p>
          </table:table-cell>
          <table:table-cell table:style-name="Tabelle1.C2" office:value-type="string">
            <text:p text:style-name="P9">Lexical Representation</text:p>
          </table:table-cell>
        </table:table-row>
        <table:table-row>
          <table:table-cell table:style-name="Tabelle1.A2" office:value-type="string">
            <text:p text:style-name="P9">Integer</text:p>
          </table:table-cell>
          <table:table-cell table:style-name="Tabelle1.B2" office:value-type="string">
            <text:p text:style-name="P9">„integer“</text:p>
          </table:table-cell>
          <table:table-cell table:style-name="Tabelle1.C2" office:value-type="string">
            <text:p text:style-name="P9">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9">Float</text:p>
          </table:table-cell>
          <table:table-cell table:style-name="Tabelle1.B2" office:value-type="string">
            <text:p text:style-name="P9">„float“</text:p>
          </table:table-cell>
          <table:table-cell table:style-name="Tabelle1.C2" office:value-type="string">
            <text:p text:style-name="P9">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9">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9">String</text:p>
          </table:table-cell>
          <table:table-cell table:style-name="Tabelle1.B2" office:value-type="string">
            <text:p text:style-name="P9">„string“</text:p>
          </table:table-cell>
          <table:table-cell table:style-name="Tabelle1.C2" office:value-type="string">
            <text:p text:style-name="P9">The value space of string is the set of finite-length sequences of characters.</text:p>
          </table:table-cell>
        </table:table-row>
        <table:table-row>
          <table:table-cell table:style-name="Tabelle1.A2" office:value-type="string">
            <text:p text:style-name="P9">Boolean</text:p>
          </table:table-cell>
          <table:table-cell table:style-name="Tabelle1.B2" office:value-type="string">
            <text:p text:style-name="P9">„boolean“</text:p>
          </table:table-cell>
          <table:table-cell table:style-name="Tabelle1.C2" office:value-type="string">
            <text:p text:style-name="P9">An instance of a datatype that is defined as boolean can have the following legal literals {true, false}. </text:p>
          </table:table-cell>
        </table:table-row>
        <table:table-row>
          <table:table-cell table:style-name="Tabelle1.A2" office:value-type="string">
            <text:p text:style-name="P9">Date</text:p>
          </table:table-cell>
          <table:table-cell table:style-name="Tabelle1.B2" office:value-type="string">
            <text:p text:style-name="P9">„date“ </text:p>
          </table:table-cell>
          <table:table-cell table:style-name="Tabelle1.C2" office:value-type="string">
            <text:p text:style-name="P9">The lexical representation is the format CCYY-MM-DD where "CC" represents the century, "YY" the year, "MM" the month and "DD" the dayy an optional leading "-" sign to indicate a negative number. If the sign is omitted, "+" is assumed. </text:p>
          </table:table-cell>
        </table:table-row>
      </table:table>
      <text:p text:style-name="P8"><text:soft-page-break/></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9">Complex types</text:p>
          </table:table-cell>
          <table:covered-table-cell/>
          <table:covered-table-cell/>
        </table:table-row>
        <table:table-row>
          <table:table-cell table:style-name="Tabelle2.A2" office:value-type="string">
            <text:p text:style-name="P9">Datatype</text:p>
          </table:table-cell>
          <table:table-cell table:style-name="Tabelle2.A2" office:value-type="string">
            <text:p text:style-name="P9">DWDL type</text:p>
          </table:table-cell>
          <table:table-cell table:style-name="Tabelle2.C2" office:value-type="string">
            <text:p text:style-name="P9">Representation</text:p>
          </table:table-cell>
        </table:table-row>
        <table:table-row>
          <table:table-cell table:style-name="Tabelle2.A2" office:value-type="string">
            <text:p text:style-name="P9">File</text:p>
          </table:table-cell>
          <table:table-cell table:style-name="Tabelle2.B3" office:value-type="string">
            <text:p text:style-name="P9">„anyURI“</text:p>
          </table:table-cell>
          <table:table-cell table:style-name="Tabelle2.C2" office:value-type="string">
            <text:p text:style-name="P9"><text:span text:style-name="T3">The lexical space of anyURI is finite-length character sequences which are legal URIs according to [Uniform Resource Identifiers (URI): Generic Syntax.], as amended by [Format for Literal IPv6 Addresses in URL's</text:span><text:span text:style-name="T3">]. </text:span></text:p>
          </table:table-cell>
        </table:table-row>
        <table:table-row>
          <table:table-cell table:style-name="Tabelle2.A2" office:value-type="string">
            <text:p text:style-name="P9">Any Type</text:p>
          </table:table-cell>
          <table:table-cell table:style-name="Tabelle2.B3" office:value-type="string">
            <text:p text:style-name="P9">„anyType“</text:p>
          </table:table-cell>
          <table:table-cell table:style-name="Tabelle2.C2" office:value-type="string">
            <text:p text:style-name="P9">See Basic Structure Section</text:p>
          </table:table-cell>
        </table:table-row>
        <table:table-row>
          <table:table-cell table:style-name="Tabelle2.A2" office:value-type="string">
            <text:p text:style-name="P9">List of Integer</text:p>
          </table:table-cell>
          <table:table-cell table:style-name="Tabelle2.B3" office:value-type="string">
            <text:p text:style-name="P9">„list-integer“</text:p>
          </table:table-cell>
          <table:table-cell table:style-name="Tabelle2.C2" office:value-type="string">
            <text:p text:style-name="P9">see Basic Structure Section</text:p>
          </table:table-cell>
        </table:table-row>
        <table:table-row>
          <table:table-cell table:style-name="Tabelle2.A2" office:value-type="string">
            <text:p text:style-name="P9">List of Float</text:p>
          </table:table-cell>
          <table:table-cell table:style-name="Tabelle2.B3" office:value-type="string">
            <text:p text:style-name="P9">„list-float“</text:p>
          </table:table-cell>
          <table:table-cell table:style-name="Tabelle2.C2" office:value-type="string">
            <text:p text:style-name="P9">see Basic Structure Section</text:p>
          </table:table-cell>
        </table:table-row>
        <table:table-row>
          <table:table-cell table:style-name="Tabelle2.A2" office:value-type="string">
            <text:p text:style-name="P9">List of String</text:p>
          </table:table-cell>
          <table:table-cell table:style-name="Tabelle2.B3" office:value-type="string">
            <text:p text:style-name="P9">„list-string“</text:p>
          </table:table-cell>
          <table:table-cell table:style-name="Tabelle2.C2" office:value-type="string">
            <text:p text:style-name="P9">see Basic Structure Section</text:p>
          </table:table-cell>
        </table:table-row>
        <table:table-row>
          <table:table-cell table:style-name="Tabelle2.A2" office:value-type="string">
            <text:p text:style-name="P9">List of Boolean</text:p>
          </table:table-cell>
          <table:table-cell table:style-name="Tabelle2.B3" office:value-type="string">
            <text:p text:style-name="P9">„list-boolean“</text:p>
          </table:table-cell>
          <table:table-cell table:style-name="Tabelle2.C2" office:value-type="string">
            <text:p text:style-name="P9">see Basic Structure Section</text:p>
          </table:table-cell>
        </table:table-row>
        <table:table-row>
          <table:table-cell table:style-name="Tabelle2.A2" office:value-type="string">
            <text:p text:style-name="P9">List of Date</text:p>
          </table:table-cell>
          <table:table-cell table:style-name="Tabelle2.B3" office:value-type="string">
            <text:p text:style-name="P9">„list-date“</text:p>
          </table:table-cell>
          <table:table-cell table:style-name="Tabelle2.C2" office:value-type="string">
            <text:p text:style-name="P9">see Basic Structure Section</text:p>
          </table:table-cell>
        </table:table-row>
        <table:table-row>
          <table:table-cell table:style-name="Tabelle2.A2" office:value-type="string">
            <text:p text:style-name="P9">List of File</text:p>
          </table:table-cell>
          <table:table-cell table:style-name="Tabelle2.B3" office:value-type="string">
            <text:p text:style-name="P9">„list-file“</text:p>
          </table:table-cell>
          <table:table-cell table:style-name="Tabelle2.C2" office:value-type="string">
            <text:p text:style-name="P9">see Basic Structure Section</text:p>
          </table:table-cell>
        </table:table-row>
      </table:table>
      <text:p text:style-name="P8"/>
      <text:p text:style-name="P8"/>
      <text:p text:style-name="P6">3. If Condition</text:p>
      <table:table table:name="Tabelle3" table:style-name="Tabelle3">
        <table:table-column table:style-name="Tabelle3.A"/>
        <table:table-column table:style-name="Tabelle3.B"/>
        <table:table-row>
          <table:table-cell table:style-name="Tabelle3.A1" office:value-type="string">
            <text:p text:style-name="P9">Left Operand</text:p>
          </table:table-cell>
          <table:table-cell table:style-name="Tabelle3.B1" office:value-type="string">
            <text:p text:style-name="P14">{$DWDLVariableName, $Role}</text:p>
            <text:p text:style-name="P9">see SRS 4.4.2.<text:tab/>If container</text:p>
          </table:table-cell>
        </table:table-row>
        <table:table-row>
          <table:table-cell table:style-name="Tabelle3.A2" office:value-type="string">
            <text:p text:style-name="P9">Operator</text:p>
          </table:table-cell>
          <table:table-cell table:style-name="Tabelle3.B2" office:value-type="string">
            <text:p text:style-name="P9">see SRS 4.4.2.<text:tab/>If container</text:p>
          </table:table-cell>
        </table:table-row>
        <table:table-row>
          <table:table-cell table:style-name="Tabelle3.A2" office:value-type="string">
            <text:p text:style-name="P9">Right Operand</text:p>
          </table:table-cell>
          <table:table-cell table:style-name="Tabelle3.B2" office:value-type="string">
            <text:p text:style-name="P14">{$DWDLVariableName, $Role, value}</text:p>
            <text:p text:style-name="P9">see SRS 4.4.2.<text:tab/>If container</text:p>
          </table:table-cell>
        </table:table-row>
      </table:table>
      <text:p text:style-name="P8"/>
      <text:p text:style-name="P8"/>
      <text:p text:style-name="P6">4. Foreach Loop Evaluation</text:p>
      <table:table table:name="Tabelle4" table:style-name="Tabelle4">
        <table:table-column table:style-name="Tabelle4.A"/>
        <table:table-column table:style-name="Tabelle4.B"/>
        <table:table-row>
          <table:table-cell table:style-name="Tabelle4.A1" office:value-type="string">
            <text:p text:style-name="P9">startCounterValue</text:p>
          </table:table-cell>
          <table:table-cell table:style-name="Tabelle4.B1" office:value-type="string">
            <text:p text:style-name="P9">{Integer value} [default value = 1]</text:p>
          </table:table-cell>
        </table:table-row>
        <table:table-row>
          <table:table-cell table:style-name="Tabelle4.A2" office:value-type="string">
            <text:p text:style-name="P9">finalCounterValue</text:p>
          </table:table-cell>
          <table:table-cell table:style-name="Tabelle4.B2" office:value-type="string">
            <text:p text:style-name="P9">{$DWDLVariableName, </text:p>
            <text:p text:style-name="P9">$Role, integer value}</text:p>
          </table:table-cell>
        </table:table-row>
        <table:table-row>
          <table:table-cell table:style-name="Tabelle4.A2" office:value-type="string">
            <text:p text:style-name="P9">completionCondition</text:p>
          </table:table-cell>
          <table:table-cell table:style-name="Tabelle4.B2" office:value-type="string">
            <text:p text:style-name="P9">{AND, XOR, OR}</text:p>
          </table:table-cell>
        </table:table-row>
      </table:table>
      <text:p text:style-name="P8"/>
      <text:p text:style-name="P8"/>
      <text:p text:style-name="P6">5. Email Activity</text:p>
      <text:p text:style-name="P1">&lt;invokeNode name=“<text:span text:style-name="T1">NCName</text:span>“ id=“<text:span text:style-name="T1">ID</text:span>“</text:p>
      <text:p text:style-name="P2"><text:s/>activity=“<text:span text:style-name="T1">Decidr-Email</text:span>“&gt;</text:p>
      <text:p text:style-name="P2"><text:s text:c="2"/>&lt;description&gt; ?</text:p>
      <text:p text:style-name="P2"><text:s text:c="4"/><text:span text:style-name="T1">any content</text:span></text:p>
      <text:p text:style-name="P2"><text:s text:c="2"/>&lt;/description&gt;</text:p>
      <text:p text:style-name="P2"><text:s text:c="2"/>&lt;graphics x=“<text:span text:style-name="T1">NCName</text:span>“ y=“<text:span text:style-name="T1">NCName</text:span>“ width=“<text:span text:style-name="T1">NCName</text:span>“ height=“<text:span text:style-name="T1">NCName</text:span>“/&gt;</text:p>
      <text:p text:style-name="P2"><text:s text:c="2"/>&lt;targets&gt;</text:p>
      <text:p text:style-name="P2"><text:s text:c="4"/>&lt;target arcId=“<text:span text:style-name="T1">IDREF</text:span>“ /&gt; +</text:p>
      <text:p text:style-name="P2"><text:soft-page-break/><text:s text:c="2"/>&lt;/targets&gt;</text:p>
      <text:p text:style-name="P2"><text:s text:c="2"/>&lt;sources&gt;</text:p>
      <text:p text:style-name="P2"><text:s text:c="4"/>&lt;source arcId=“<text:span text:style-name="T1">IDREF</text:span>“/&gt; +</text:p>
      <text:p text:style-name="P2"><text:s text:c="2"/>&lt;/sources&gt;</text:p>
      <text:p text:style-name="P2"><text:s text:c="2"/>&lt;inputVariable </text:p>
      <text:p text:style-name="P2"><text:s text:c="3"/>name=“<text:span text:style-name="T1">DWDLVariableName“</text:span></text:p>
      <text:p text:style-name="P2"><text:s text:c="3"/>targetProperty=“<text:span text:style-name="T1">To</text:span>“ /&gt;<text:span text:style-name="T1"> </text:span></text:p>
      <text:p text:style-name="P13"><text:s text:c="2"/>&lt;inputVariable</text:p>
      <text:p text:style-name="P13"><text:s text:c="3"/>name=“<text:span text:style-name="T1">DWDLVariableName</text:span>“</text:p>
      <text:p text:style-name="P2"><text:span text:style-name="T4"><text:s text:c="3"/>targerProperty=“</text:span><text:span text:style-name="T1">CC</text:span><text:span text:style-name="T4">“ /&gt;</text:span></text:p>
      <text:p text:style-name="P13"><text:s text:c="2"/>&lt;inputVariable</text:p>
      <text:p text:style-name="P13"><text:s text:c="3"/>name=“<text:span text:style-name="T1">DWDLVariableName</text:span>“</text:p>
      <text:p text:style-name="P2"><text:span text:style-name="T4"><text:s text:c="3"/>targetProperty=“</text:span><text:span text:style-name="T1">BCC</text:span><text:span text:style-name="T4">“ /&gt;</text:span></text:p>
      <text:p text:style-name="P11"><text:s text:c="2"/>&lt;inputVariable</text:p>
      <text:p text:style-name="P13"><text:s text:c="3"/>name=“<text:span text:style-name="T1">DWDLVariableName</text:span>“</text:p>
      <text:p text:style-name="P2"><text:span text:style-name="T4"><text:s text:c="3"/>targetProperty=“</text:span><text:span text:style-name="T1">Subject</text:span><text:span text:style-name="T4">“ /&gt;</text:span></text:p>
      <text:p text:style-name="P11"><text:s text:c="2"/>&lt;inputVariable</text:p>
      <text:p text:style-name="P13"><text:s text:c="3"/>name=“<text:span text:style-name="T1">DWDLVariableName</text:span>“</text:p>
      <text:p text:style-name="P2"><text:span text:style-name="T4"><text:s text:c="3"/>targetProperty=“</text:span><text:span text:style-name="T1">Message</text:span><text:span text:style-name="T4">“ /&gt;</text:span></text:p>
      <text:p text:style-name="P13"><text:s text:c="2"/>&lt;inputVariable</text:p>
      <text:p text:style-name="P13"><text:s text:c="3"/>name=“<text:span text:style-name="T1">DWDLVariableName</text:span>“</text:p>
      <text:p text:style-name="P2"><text:span text:style-name="T4"><text:s text:c="3"/>targetProperty=“</text:span><text:span text:style-name="T1">Attachment</text:span><text:span text:style-name="T4">“ /&gt;</text:span></text:p>
      <text:p text:style-name="P3"><text:s text:c="2"/>&lt;/invokeNode&gt;</text:p>
      <text:p text:style-name="P8"/>
      <text:p text:style-name="P8"/>
      <text:p text:style-name="P6">6. HumanTask Activity</text:p>
      <text:p text:style-name="P1">&lt;invokeNode name=“<text:span text:style-name="T1">NCName</text:span>“ id=“<text:span text:style-name="T1">ID</text:span>“</text:p>
      <text:p text:style-name="P2"><text:s text:c="5"/>activity=“<text:span text:style-name="T1">Decidr-HumanTask</text:span>“&gt;</text:p>
      <text:p text:style-name="P2"><text:s text:c="6"/>&lt;description&gt; ?</text:p>
      <text:p text:style-name="P2"><text:s text:c="8"/><text:span text:style-name="T1">any content</text:span></text:p>
      <text:p text:style-name="P2"><text:s text:c="6"/>&lt;/description&gt;</text:p>
      <text:p text:style-name="P2"><text:s text:c="6"/>&lt;graphics x=“<text:span text:style-name="T1">NCName</text:span>“ y=“<text:span text:style-name="T1">NCName</text:span>“ width=“<text:span text:style-name="T1">NCName</text:span>“ 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inputVariable </text:p>
      <text:p text:style-name="P2"><text:s text:c="7"/>name=“<text:span text:style-name="T1">DWDLVariableName“</text:span></text:p>
      <text:p text:style-name="P2"><text:s text:c="7"/>targetProperty=“<text:span text:style-name="T1">WFM-ID</text:span>“ /&gt;</text:p>
      <text:p text:style-name="P2"><text:s text:c="6"/>&lt;inputVariable </text:p>
      <text:p text:style-name="P2"><text:s text:c="7"/>name=“<text:span text:style-name="T1">DWDLVariableName“</text:span></text:p>
      <text:p text:style-name="P2"><text:s text:c="7"/>targetProperty=“<text:span text:style-name="T1">user</text:span>“ /&gt;<text:span text:style-name="T1"> </text:span></text:p>
      <text:p text:style-name="P2"><text:s text:c="6"/>&lt;inputVariable </text:p>
      <text:p text:style-name="P2"><text:s text:c="7"/>name=“<text:span text:style-name="T1">DWDLVariableName“</text:span></text:p>
      <text:p text:style-name="P2"><text:s text:c="7"/>targetProperty=“<text:span text:style-name="T1">name</text:span>“ /&gt;</text:p>
      <text:p text:style-name="P2"><text:s text:c="6"/>&lt;inputVariable </text:p>
      <text:p text:style-name="P2"><text:s text:c="7"/>name=“<text:span text:style-name="T1">DWDLVariableName“</text:span></text:p>
      <text:p text:style-name="P2"><text:s text:c="7"/>targetProperty=“<text:span text:style-name="T1">description</text:span>“ /&gt;</text:p>
      <text:p text:style-name="P2"><text:s text:c="6"/>&lt;outputVariable</text:p>
      <text:p text:style-name="P2"><text:s text:c="7"/>name=“<text:span text:style-name="T1">DWDLVariableName“</text:span></text:p>
      <text:p text:style-name="P2"><text:soft-page-break/><text:span text:style-name="T1"><text:s text:c="7"/></text:span><text:span text:style-name="T4">sourceProperty=“</text:span><text:span text:style-name="T1">taskresult</text:span><text:span text:style-name="T4">“ /&gt;</text:span></text:p>
      <text:p text:style-name="P4"><text:s text:c="7"/>&lt;form&gt;</text:p>
      <text:p text:style-name="P4"><text:s text:c="9"/>&lt;input name="<text:span text:style-name="T1">NCName</text:span>" type="<text:span text:style-name="T1">string</text:span>"&gt;<text:line-break/> <text:s text:c="10"/>&lt;label&gt;<text:span text:style-name="T1">any string</text:span>&lt;/label&gt;<text:line-break/> <text:s text:c="10"/>&lt;hint&gt;<text:span text:style-name="T1">any string</text:span>&lt;/hint&gt;<text:line-break/> <text:s text:c="8"/>&lt;/input&gt;<text:line-break/> <text:s text:c="8"/>&lt;input name="<text:span text:style-name="T1">NCName</text:span>" type="<text:span text:style-name="T1">anyURI</text:span>"&gt;<text:line-break/> <text:s text:c="10"/>&lt;label&gt;<text:span text:style-name="T1">any string</text:span>&lt;/label&gt;<text:line-break/> <text:s text:c="10"/>&lt;hint&gt;<text:span text:style-name="T1">any string</text:span>&lt;/hint&gt;<text:line-break/> <text:s text:c="8"/>&lt;/input&gt;</text:p>
      <text:p text:style-name="P4"><text:s text:c="9"/>&lt;display name=“<text:span text:style-name="T1">NCName</text:span>“ type=“<text:span text:style-name="T1">string</text:span>“&gt;</text:p>
      <text:p text:style-name="P4"><text:s text:c="11"/>&lt;label&gt;<text:span text:style-name="T1">any string</text:span>&lt;/label&gt;<text:line-break/> <text:s text:c="10"/>&lt;hint&gt;<text:span text:style-name="T1">any string</text:span>&lt;/hint&gt;</text:p>
      <text:p text:style-name="P4"><text:s text:c="11"/>&lt;content&gt;</text:p>
      <text:p text:style-name="P4"><text:s text:c="13"/><text:span text:style-name="T1">any string</text:span></text:p>
      <text:p text:style-name="P4"><text:s text:c="11"/>&lt;/content&gt;</text:p>
      <text:p text:style-name="P4"><text:s text:c="9"/>&lt;/display&gt;</text:p>
      <text:p text:style-name="P4"><text:s text:c="9"/>&lt;display name=“<text:span text:style-name="T1">NCName</text:span>“ type=“<text:span text:style-name="T1">anyURI</text:span>“&gt;</text:p>
      <text:p text:style-name="P4"><text:s text:c="11"/>&lt;label&gt;<text:span text:style-name="T1">any string</text:span>&lt;/label&gt;<text:line-break/> <text:s text:c="10"/>&lt;hint&gt;<text:span text:style-name="T1">any string</text:span>&lt;/hint&gt;</text:p>
      <text:p text:style-name="P4"><text:s text:c="11"/>&lt;content&gt;</text:p>
      <text:p text:style-name="P4"><text:s text:c="13"/><text:span text:style-name="T1">any URI</text:span></text:p>
      <text:p text:style-name="P4"><text:s text:c="11"/>&lt;/content&gt;</text:p>
      <text:p text:style-name="P4"><text:s text:c="9"/>&lt;/display&gt;<text:line-break/> <text:s text:c="6"/>&lt;/form&gt;</text:p>
      <text:p text:style-name="P3"><text:s text:c="4"/>&lt;/invokeNode&g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02T18:35:31.88</dc:date>
    <meta:editing-duration>PT06H19M33S</meta:editing-duration>
    <meta:editing-cycles>91</meta:editing-cycles>
    <meta:generator>OpenOffice.org/3.0$Win32 OpenOffice.org_project/300m15$Build-9379</meta:generator>
    <meta:document-statistic meta:table-count="4" meta:image-count="0" meta:object-count="0" meta:page-count="7" meta:paragraph-count="299" meta:word-count="793" meta:character-count="8497"/>
    <meta:user-defined meta:name="Info 1"/>
    <meta:user-defined meta:name="Info 2"/>
    <meta:user-defined meta:name="Info 3"/>
    <meta:user-defined meta:name="Info 4"/>
  </office:meta>
</office:document-meta>
</file>